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5cm" fo:min-width="1.2cm"/>
      <style:paragraph-properties style:writing-mode="lr-tb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932cm" fo:min-width="1.128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/>
      <style:paragraph-properties fo:margin-left="0cm" fo:margin-right="0cm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text-indent="0cm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5" draw:id="id5" draw:layer="layout" svg:width="1.7cm" svg:height="1.4cm" svg:x="6.8cm" svg:y="19cm">
          <text:p text:style-name="P1">A’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1.7cm" svg:height="1.4cm" svg:x="18.197cm" svg:y="21.899cm">
          <text:p text:style-name="P1">A’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7cm" svg:height="1.4cm" svg:x="9.7cm" svg:y="24.501cm">
          <text:p text:style-name="P1">B’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1.7cm" svg:height="1.4cm" svg:x="21.097cm" svg:y="27.1cm">
          <text:p text:style-name="P1">B’<text:span text:style-name="T1">I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6cm" svg:y1="2.3cm" svg:x2="24.5cm" svg:y2="2.3cm">
          <text:p/>
        </draw:line>
        <draw:line draw:style-name="gr2" draw:text-style-name="P2" draw:layer="layout" svg:x1="1.6cm" svg:y1="7.5cm" svg:x2="24.3cm" svg:y2="7.5cm">
          <text:p/>
        </draw:line>
        <draw:line draw:style-name="gr2" draw:text-style-name="P2" draw:layer="layout" svg:x1="1.6cm" svg:y1="10.2cm" svg:x2="24.3cm" svg:y2="10.2cm">
          <text:p/>
        </draw:line>
        <draw:line draw:style-name="gr2" draw:text-style-name="P2" draw:layer="layout" svg:x1="1.6cm" svg:y1="12.9cm" svg:x2="24.3cm" svg:y2="12.9cm">
          <text:p/>
        </draw:line>
        <draw:line draw:style-name="gr2" draw:text-style-name="P2" draw:layer="layout" svg:x1="1.6cm" svg:y1="15.6cm" svg:x2="24.3cm" svg:y2="15.6cm">
          <text:p/>
        </draw:line>
        <draw:custom-shape draw:style-name="gr3" draw:text-style-name="P1" xml:id="id2" draw:id="id2" draw:layer="layout" svg:width="2.3cm" svg:height="4.5cm" svg:x="3.601cm" svg:y="8.001cm">
          <text:p text:style-name="P1">S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3" draw:id="id3" draw:layer="layout" svg:width="2.3cm" svg:height="4.5cm" svg:x="6.5cm" svg:y="8cm">
          <text:p text:style-name="P1">M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4" draw:id="id4" draw:layer="layout" svg:width="2.3cm" svg:height="4.5cm" svg:x="6.501cm" svg:y="13.401cm">
          <text:p text:style-name="P1">S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.6cm" svg:y1="18.3cm" svg:x2="24.2cm" svg:y2="18.3cm">
          <text:p/>
        </draw:line>
        <draw:line draw:style-name="gr2" draw:text-style-name="P2" draw:layer="layout" svg:x1="1.6cm" svg:y1="21cm" svg:x2="24.2cm" svg:y2="21cm">
          <text:p/>
        </draw:line>
        <draw:line draw:style-name="gr2" draw:text-style-name="P2" draw:layer="layout" svg:x1="1.6cm" svg:y1="23.7cm" svg:x2="24cm" svg:y2="23.7cm">
          <text:p/>
        </draw:line>
        <draw:line draw:style-name="gr2" draw:text-style-name="P2" draw:layer="layout" svg:x1="1.6cm" svg:y1="26.4cm" svg:x2="23.8cm" svg:y2="26.4cm">
          <text:p/>
        </draw:line>
        <draw:custom-shape draw:style-name="gr3" draw:text-style-name="P1" xml:id="id9" draw:id="id9" draw:layer="layout" svg:width="2.3cm" svg:height="4.5cm" svg:x="15cm" svg:y="5.3cm">
          <text:p text:style-name="P1">M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11" draw:id="id11" draw:layer="layout" svg:width="2.3cm" svg:height="4.5cm" svg:x="17.9cm" svg:y="10.8cm">
          <text:p text:style-name="P1">M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6" draw:id="id6" draw:layer="layout" svg:width="2.3cm" svg:height="4.5cm" svg:x="9.4cm" svg:y="13.4cm">
          <text:p text:style-name="P1">M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14" draw:id="id14" draw:layer="layout" svg:width="2.3cm" svg:height="4.5cm" svg:x="20.8cm" svg:y="16cm">
          <text:p text:style-name="P1">M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7" draw:id="id7" draw:layer="layout" svg:width="2.3cm" svg:height="4.5cm" svg:x="9.401cm" svg:y="18.701cm">
          <text:p text:style-name="P1">S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10" draw:id="id10" draw:layer="layout" svg:width="2.3cm" svg:height="4.5cm" svg:x="15.002cm" svg:y="10.802cm">
          <text:p text:style-name="P1">S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15" draw:id="id15" draw:layer="layout" svg:width="2.3cm" svg:height="4.5cm" svg:x="20.8cm" svg:y="21.6cm">
          <text:p text:style-name="P1">S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.6cm" svg:y1="4.9cm" svg:x2="24.5cm" svg:y2="4.9cm">
          <text:p/>
        </draw:line>
        <draw:custom-shape draw:style-name="gr3" draw:text-style-name="P1" xml:id="id1" draw:id="id1" draw:layer="layout" svg:width="2.3cm" svg:height="4.5cm" svg:x="3.6cm" svg:y="2.6cm">
          <text:p text:style-name="P1">M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12" draw:id="id12" draw:layer="layout" svg:width="2.3cm" svg:height="4.5cm" svg:x="17.9cm" svg:y="16.1cm">
          <text:p text:style-name="P1">S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.6cm" svg:y1="29.1cm" svg:x2="24cm" svg:y2="29.1cm">
          <text:p/>
        </draw:line>
        <draw:connector draw:style-name="gr4" draw:text-style-name="P2" draw:layer="layout" draw:type="line" svg:x1="4.75cm" svg:y1="7.1cm" svg:x2="4.751cm" svg:y2="8.001cm" draw:start-shape="id1" draw:start-glue-point="8" draw:end-shape="id2" draw:end-glue-point="4" svg:d="M4750 7100l1 901" svg:viewBox="0 0 2 902">
          <text:p/>
        </draw:connector>
        <draw:connector draw:style-name="gr4" draw:text-style-name="P2" draw:layer="layout" draw:type="line" svg:x1="7.65cm" svg:y1="12.5cm" svg:x2="7.651cm" svg:y2="13.401cm" draw:start-shape="id3" draw:start-glue-point="8" draw:end-shape="id4" draw:end-glue-point="4" svg:d="M7650 12500l1 901" svg:viewBox="0 0 2 902">
          <text:p/>
        </draw:connector>
        <draw:connector draw:style-name="gr4" draw:text-style-name="P2" draw:layer="layout" draw:type="line" svg:x1="5.565cm" svg:y1="11.842cm" svg:x2="6.837cm" svg:y2="14.06cm" draw:start-shape="id2" draw:start-glue-point="9" draw:end-shape="id4" draw:end-glue-point="5" svg:d="M5565 11842l1272 2218" svg:viewBox="0 0 1273 2219">
          <text:p/>
        </draw:connector>
        <draw:line draw:style-name="gr2" draw:text-style-name="P2" draw:layer="layout" svg:x1="1.7cm" svg:y1="31.7cm" svg:x2="24.1cm" svg:y2="31.7cm">
          <text:p/>
        </draw:line>
        <draw:connector draw:style-name="gr4" draw:text-style-name="P2" draw:layer="layout" draw:type="line" svg:x1="7.651cm" svg:y1="17.901cm" svg:x2="7.65cm" svg:y2="19cm" draw:start-shape="id4" draw:start-glue-point="8" draw:end-shape="id5" draw:end-glue-point="0" svg:d="M7651 17901l-1 1099" svg:viewBox="0 0 2 1100">
          <text:p/>
        </draw:connector>
        <draw:connector draw:style-name="gr4" draw:text-style-name="P2" draw:layer="layout" draw:type="line" svg:x1="10.55cm" svg:y1="17.9cm" svg:x2="10.551cm" svg:y2="18.701cm" draw:start-shape="id6" draw:start-glue-point="8" draw:end-shape="id7" draw:end-glue-point="4" svg:d="M10550 17900l1 801" svg:viewBox="0 0 2 802">
          <text:p/>
        </draw:connector>
        <draw:connector draw:style-name="gr4" draw:text-style-name="P2" draw:layer="layout" draw:type="line" svg:x1="8.465cm" svg:y1="17.242cm" svg:x2="9.737cm" svg:y2="19.36cm" draw:start-shape="id4" draw:start-glue-point="9" draw:end-shape="id7" draw:end-glue-point="5" svg:d="M8465 17242l1272 2118" svg:viewBox="0 0 1273 2119">
          <text:p/>
        </draw:connector>
        <draw:connector draw:style-name="gr4" draw:text-style-name="P2" draw:layer="layout" draw:type="line" svg:x1="10.551cm" svg:y1="23.201cm" svg:x2="10.55cm" svg:y2="24.501cm" draw:start-shape="id7" draw:start-glue-point="8" draw:end-shape="id8" draw:end-glue-point="0" svg:d="M10551 23201l-1 1300" svg:viewBox="0 0 2 1301">
          <text:p/>
        </draw:connector>
        <draw:connector draw:style-name="gr4" draw:text-style-name="P2" draw:layer="layout" draw:type="line" svg:x1="16.15cm" svg:y1="9.8cm" svg:x2="16.152cm" svg:y2="10.802cm" draw:start-shape="id9" draw:start-glue-point="8" draw:end-shape="id10" draw:end-glue-point="4" svg:d="M16150 9800l2 1002" svg:viewBox="0 0 3 1003">
          <text:p/>
        </draw:connector>
        <draw:connector draw:style-name="gr4" draw:text-style-name="P2" draw:layer="layout" draw:type="line" svg:x1="19.05cm" svg:y1="15.3cm" svg:x2="19.05cm" svg:y2="16.1cm" draw:start-shape="id11" draw:start-glue-point="8" draw:end-shape="id12" draw:end-glue-point="4" svg:d="M19050 15300v800" svg:viewBox="0 0 1 801">
          <text:p/>
        </draw:connector>
        <draw:connector draw:style-name="gr4" draw:text-style-name="P2" draw:layer="layout" draw:type="line" svg:x1="16.966cm" svg:y1="14.643cm" svg:x2="18.236cm" svg:y2="16.759cm" draw:start-shape="id10" draw:start-glue-point="9" draw:end-shape="id12" draw:end-glue-point="5" svg:d="M16966 14643l1270 2116" svg:viewBox="0 0 1271 2117">
          <text:p/>
        </draw:connector>
        <draw:connector draw:style-name="gr4" draw:text-style-name="P2" draw:layer="layout" draw:type="line" svg:x1="19.05cm" svg:y1="20.6cm" svg:x2="19.047cm" svg:y2="21.899cm" draw:start-shape="id12" draw:start-glue-point="8" draw:end-shape="id13" draw:end-glue-point="0" svg:d="M19050 20600l-3 1299" svg:viewBox="0 0 4 1300">
          <text:p/>
        </draw:connector>
        <draw:connector draw:style-name="gr4" draw:text-style-name="P2" draw:layer="layout" draw:type="line" svg:x1="21.95cm" svg:y1="20.5cm" svg:x2="21.95cm" svg:y2="21.6cm" draw:start-shape="id14" draw:start-glue-point="8" draw:end-shape="id15" draw:end-glue-point="4" svg:d="M21950 20500v1100" svg:viewBox="0 0 1 1101">
          <text:p/>
        </draw:connector>
        <draw:connector draw:style-name="gr4" draw:text-style-name="P2" draw:layer="layout" draw:type="line" svg:x1="19.864cm" svg:y1="19.941cm" svg:x2="21.136cm" svg:y2="22.259cm" draw:start-shape="id12" draw:start-glue-point="9" draw:end-shape="id15" draw:end-glue-point="5" svg:d="M19864 19941l1272 2318" svg:viewBox="0 0 1273 2319">
          <text:p/>
        </draw:connector>
        <draw:connector draw:style-name="gr4" draw:text-style-name="P2" draw:layer="layout" draw:type="line" svg:x1="21.95cm" svg:y1="26.1cm" svg:x2="21.947cm" svg:y2="27.1cm" draw:start-shape="id15" draw:start-glue-point="8" draw:end-shape="id16" draw:end-glue-point="0" svg:d="M21950 26100l-3 1000" svg:viewBox="0 0 4 1001">
          <text:p/>
        </draw:connector>
        <draw:frame draw:style-name="gr5" draw:text-style-name="P3" draw:layer="layout" svg:width="0.9cm" svg:height="1cm" svg:x="1.7cm" svg:y="3.1cm">
          <draw:text-box>
            <text:p>1</text:p>
          </draw:text-box>
        </draw:frame>
        <draw:frame draw:style-name="gr5" draw:text-style-name="P3" draw:layer="layout" svg:width="0.9cm" svg:height="1cm" svg:x="1.7cm" svg:y="5.7cm">
          <draw:text-box>
            <text:p>2</text:p>
          </draw:text-box>
        </draw:frame>
        <draw:frame draw:style-name="gr5" draw:text-style-name="P3" draw:layer="layout" svg:width="0.9cm" svg:height="1cm" svg:x="1.7cm" svg:y="8.3cm">
          <draw:text-box>
            <text:p>3</text:p>
          </draw:text-box>
        </draw:frame>
        <draw:frame draw:style-name="gr5" draw:text-style-name="P3" draw:layer="layout" svg:width="0.9cm" svg:height="1cm" svg:x="1.7cm" svg:y="11.1cm">
          <draw:text-box>
            <text:p>4</text:p>
          </draw:text-box>
        </draw:frame>
        <draw:frame draw:style-name="gr5" draw:text-style-name="P3" draw:layer="layout" svg:width="0.9cm" svg:height="1cm" svg:x="1.7cm" svg:y="13.8cm">
          <draw:text-box>
            <text:p>5</text:p>
          </draw:text-box>
        </draw:frame>
        <draw:frame draw:style-name="gr5" draw:text-style-name="P3" draw:layer="layout" svg:width="0.9cm" svg:height="1cm" svg:x="1.7cm" svg:y="16.5cm">
          <draw:text-box>
            <text:p>6</text:p>
          </draw:text-box>
        </draw:frame>
        <draw:frame draw:style-name="gr5" draw:text-style-name="P3" draw:layer="layout" svg:width="0.9cm" svg:height="1cm" svg:x="1.7cm" svg:y="19.1cm">
          <draw:text-box>
            <text:p>7</text:p>
          </draw:text-box>
        </draw:frame>
        <draw:frame draw:style-name="gr5" draw:text-style-name="P3" draw:layer="layout" svg:width="0.9cm" svg:height="1cm" svg:x="1.7cm" svg:y="21.9cm">
          <draw:text-box>
            <text:p>8</text:p>
          </draw:text-box>
        </draw:frame>
        <draw:frame draw:style-name="gr5" draw:text-style-name="P3" draw:layer="layout" svg:width="0.9cm" svg:height="1cm" svg:x="1.7cm" svg:y="24.5cm">
          <draw:text-box>
            <text:p>9</text:p>
          </draw:text-box>
        </draw:frame>
        <draw:frame draw:style-name="gr5" draw:text-style-name="P3" draw:layer="layout" svg:width="1.4cm" svg:height="1cm" svg:x="1.7cm" svg:y="27.3cm">
          <draw:text-box>
            <text:p>10</text:p>
          </draw:text-box>
        </draw:frame>
        <draw:frame draw:style-name="gr5" draw:text-style-name="P3" draw:layer="layout" svg:width="1.3cm" svg:height="1cm" svg:x="1.7cm" svg:y="29.9cm">
          <draw:text-box>
            <text:p>1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7T17:17:36.337517610</meta:creation-date>
    <dc:date>2020-12-17T23:42:07.788645703</dc:date>
    <meta:editing-duration>PT4H23M35S</meta:editing-duration>
    <meta:editing-cycles>17</meta:editing-cycles>
    <meta:generator>LibreOffice/6.4.6.2$Linux_X86_64 LibreOffice_project/40$Build-2</meta:generator>
    <meta:document-statistic meta:object-count="53"/>
  </office:meta>
</office:document-meta>
</file>